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1" style:family="text">
      <style:text-properties style:text-line-through-style="none" style:font-name="Times New Roman" fo:font-style="italic" style:text-underline-style="none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8</text:p>
      <text:p text:style-name="P2">Month<text:tab/><text:tab/><text:tab/><text:tab/><text:tab/><text:tab/></text:p>
      <text:p text:style-name="P2">Year<text:tab/><text:tab/><text:tab/><text:tab/><text:tab/><text:tab/>188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5">[Note: The number "114" is written in pencil and circled in the top right corner of the page.]</text:p>
      <text:p text:style-name="P5"/>
      <text:p text:style-name="P6">On the Jewish Minister's conference/</text:p>
      <text:p text:style-name="P6">88/</text:p>
      <text:p text:style-name="P6">I/</text:p>
      <text:p text:style-name="P6"/>
      <text:p text:style-name="P5">[Page 1]</text:p>
      <text:p text:style-name="P5">Brethren. <text:s/>It may not be inopportune briefly to relate/ what the conference of Hebrew Ministers, held in our/ city this week, <text:span text:style-name="T2">the</text:span><text:span text:style-name="T5"> did, or tried </text:span><text:span text:style-name="T2">well</text:span><text:span text:style-name="T5"> usefully to accomplish </text:span><text:span text:style-name="T2">usefully</text:span><text:span text:style-name="T5"> <text:s/>That/ Jewish preachers who, anomalously enough, are not of/ </text:span><text:span text:style-name="T2">one</text:span><text:span text:style-name="T5"> the same mind on scriptural and traditional doctrines, should/ meet in a friendly spirit and dispassionately discuss/ important questions, I consider of some advantage./ <text:s/>If the Talmudical maxim that scholars coming toge-/-ther will improve each other in the knowledge of ri-/-tual decisions [Hebrew] may not be ap-/-plicable in the present instance, the sentence of So-/-lomon may imperceptibly yet effectually </text:span><text:span text:style-name="T2">be applyable</text:span><text:span text:style-name="T5"> fit./ <text:s/>[Hebrew] "As iron sharpens iron,/ so does one man sharpen himself on his neighbor's coun-/-tenance," meaning that by contact, some of the rough/ edges of certain individualities, will be smoothed down &amp; wear away. <text:s/>Thus by way of illustration, it/ may happen that a pleasing intercourse with temperate/ conservatives, will finally influence for good intemperate/ radicals. <text:s/>So may it be. <text:s/>I was glad, at all events, for the honor of our/ city to have heard the President of the Convention openly/ </text:span><text:span text:style-name="T2">acknowledge</text:span><text:span text:style-name="T5"> declare at the concluding session, that the meetings/</text:span></text:p>
      <text:p text:style-name="P5"><text:soft-page-break/><text:span text:style-name="T5"/></text:p>
      <text:p text:style-name="P5"><text:span text:style-name="T5">[Page 2]</text:span></text:p>
      <text:p text:style-name="P5"><text:span text:style-name="T5">in our midst proved the most satisfactory, because/ </text:span><text:span text:style-name="T2">it was</text:span><text:span text:style-name="T5"> they were characterized by a calm treatment of the sub-/-jects brought forth, and by an obvious wish to act harmo-/-niously, to a purpose. <text:s/>However, </text:span><text:span text:style-name="T2">without</text:span><text:span text:style-name="T5"> not to fatigue my hearers, I will say that the two propositions/ offered at the conference, </text:span><text:span text:style-name="T2">and</text:span><text:span text:style-name="T5"> which I </text:span><text:span text:style-name="T2">consider</text:span><text:span text:style-name="T5"> deem worthy of/ </text:span><text:span text:style-name="T2">your</text:span><text:span text:style-name="T5"> special attention are the following: First; to draw/ the working classes to the public worship and bring/ them under religious influences. <text:s/>Secondly; to simplify/ the funeral and subsequent mourning services, and make them/ consolatorily edifying. <text:s/>Having been appointed </text:span><text:span text:style-name="T2">a</text:span><text:span text:style-name="T5"> chairman of/ the committee to which the first proposition was refer-/-red, I bestowed on it serious reflection. <text:s/></text:span><text:span text:style-name="T2">It was</text:span><text:span text:style-name="T5">/ </text:span><text:span text:style-name="T2">contended by</text:span><text:span text:style-name="T5"> <text:s/>Its author contended, that laborers and employees/ of any description, cannot spare the time to attend/ Synagogue services, and that therefore one evening/ at some stated intervals, ought, at least, to be set apart/ for their spiritual and moral tuition. <text:s/>He argued furthermore that even when/ </text:span><text:span text:style-name="T2">those</text:span><text:span text:style-name="T5"> journeymen have time at their disposal, they do/ not choose to enter Synagogues, where they would be/ regarded as intruders or unwelcome paupers, and that/ therefore a semi-congregational union ought to be/ separately formed among such, and be encouraged by their employers/</text:span></text:p>
      <text:p text:style-name="P5"><text:span text:style-name="T5"/></text:p>
      <text:p text:style-name="P5"><text:span text:style-name="T5">[Page 3]</text:span></text:p>
      <text:p text:style-name="P5"><text:span text:style-name="T5">and fostered and preserved by the local Jewish Minis-/-ters. <text:s/>These were the main points strongly/ presented, others were connected therewith as corollary./ <text:s/>Now, Brethren, that </text:span><text:span text:style-name="T2">the</text:span><text:span text:style-name="T5"> Israelites in the humblest/ walks of life should find every facility to unite in/ holy conventions with men and women of their faith,/ none will deny who is imbued with the spirit under-/-lying the Mosaic legislation. <text:s/>Our inspired lawgiver/ would that, without the slightest distinction, all might/ become the recipients of an essential instruction and </text:span><text:span text:style-name="T2">the</text:span><text:span text:style-name="T5"> be/ recognized as integral parts of communal </text:span><text:span text:style-name="T2">gatherings</text:span><text:span text:style-name="T5"> assemblages. <text:s/>For,/ thank God, no division of castes has ever existed in/ Israel. <text:s/>But I hold that a working classes semi-Congregation, would/ destroy the unity, designed by the greatest of teachers./ <text:s/>It would create a division, insidious and self-humiliating./ <text:s/>In my report I did not favor a proposition which, appeared to my judgment, anti-de-/mocratic, but I </text:span><text:span text:style-name="T2">do</text:span><text:span text:style-name="T5"> will not disguise the fact that another/ powerful motive </text:span><text:span text:style-name="T2">influenced</text:span><text:span text:style-name="T5"> prompted my action. <text:s/>I saw that/ the acceptance of the plan would inevitably result in/ a </text:span><text:span text:style-name="T6">Sunday</text:span><text:span text:style-name="T7"> evening service, just as the plea of incapacity/ to observe the Sabbath of the Decalogue by wealthy/</text:span></text:p>
      <text:p text:style-name="P5"><text:span text:style-name="T7"/></text:p>
      <text:p text:style-name="P5"><text:span text:style-name="T7">[Page 4]</text:span></text:p>
      <text:p text:style-name="P5"><text:span text:style-name="T7">employers led to their tacit consecration of the morn-/-ing of the day hallowed as a compromise in the 4th century of the vulgar era, to a sun-god or to a god's/ son coexisting with the father, </text:span><text:span text:style-name="T3">after</text:span><text:span text:style-name="T7"> agreeably to the mind-bewildering/ dogma of the </text:span><text:span text:style-name="T3">Nazarenes</text:span><text:span text:style-name="T7"> Church. <text:s/>I could not be party to/ such a proposition. <text:s/>After a long debate, action on/ the resolution was postponed to the next conference in/ the spring. <text:s/>Meanwhile the scheme may have been/ more maturely considered in all its hearings at </text:span><text:span text:style-name="T3">by</text:span><text:span text:style-name="T7"> local meetings and personal interviews, and possibly/ be adopted in a shape acceptable from a Jewish/ stand-point. <text:s/>But I ask, my brethren; is it not deplorably/ true that employe</text:span><text:span text:style-name="T8">é</text:span><text:span text:style-name="T9">s and laborers--to speak par-/-ticularly of </text:span><text:span text:style-name="T4">them</text:span><text:span text:style-name="T9"> such--seldom, save perhaps twice a/ year conventionally meet for worship? <text:s/>Is it not deplorably/ true that lessons on the </text:span><text:span text:style-name="T4">laws</text:span><text:span text:style-name="T9"> tenets and practices and/ history and literature of their own people are withheld/ from </text:span><text:span text:style-name="T4">most</text:span><text:span text:style-name="T9"> the vast majority of them, because the opportunities to acquire/ that learning lie beyond their reach? <text:s/>We may grieve/ over the desecration of the Sabbath--and happy would/ I indeed feel, if it were in </text:span><text:span text:style-name="T10">my</text:span><text:span text:style-name="T11"> </text:span><text:span text:style-name="T9">power to rehabilitate/ the day of Sinai--, but ought we not to ponder </text:span><text:span text:style-name="T4">f</text:span><text:span text:style-name="T9">/ deeply and prayfully that we may </text:span><text:span text:style-name="T4">discover</text:span><text:span text:style-name="T9"> devise some means/ by which to hold our own within our fold?/</text:span></text:p>
      <text:p text:style-name="P5"><text:span text:style-name="T9"/></text:p>
      <text:p text:style-name="P5"><text:span text:style-name="T9">[Page 5]</text:span></text:p>
      <text:p text:style-name="P5"><text:soft-page-break/><text:span text:style-name="T9">Note the efforts of Christians to proselytize; mark their/ planting, in the very neighborhood of our thickets/ population, institutions of propaganda. <text:s/>Must we/ </text:span><text:span text:style-name="T4">fold our arms, and,</text:span><text:span text:style-name="T9"> see</text:span><text:span text:style-name="T4">ing</text:span><text:span text:style-name="T9"> wolves ready to tear our/ flesh from off our bodies and folding our arms instinctively cry "We can't help it?"/ <text:s/>In my report to the convention, I counselled mere liberality/ on the part of congregations; their offering </text:span><text:span text:style-name="T4">of their</text:span><text:span text:style-name="T9"> Sy-/-nagogues, or vestry rooms at any time--except when/ it might lead the mind astray--to all classes for wor-/-ship and instruction. <text:s/>For, as a rule, </text:span><text:span text:style-name="T4">our</text:span><text:span text:style-name="T9"> Synagouges/ in America are exclusive sovereignties, respectively swayed by a few moneyed/ men, who generally hold their ministers tight to/ their purse-strings. <text:s/>No wonder that the indepen-/-dent poor keep aloof. <text:s/>Notably so in our </text:span><text:span text:style-name="T4">luxurious</text:span><text:span text:style-name="T9">/ age </text:span><text:span text:style-name="T4">and in this country, which</text:span><text:span text:style-name="T9"> when simplicity is discarded, and luxury usurps its place, when Synagogues are com-/-plex bodies, containing various parts, each of which/ entails an expenditure, swelling up extravagantly in the aggregate./ <text:s/></text:span><text:span text:style-name="T4">They</text:span><text:span text:style-name="T9"> Temples are inaccessible to our high-spirited middle/ classes, or shunned by them as aristocratic concerns./ <text:s/>Thus, in a manner, we encourage the objectionable/ </text:span><text:span text:style-name="T10">Hebroth</text:span><text:span text:style-name="T9"> system, which extend</text:span><text:span text:style-name="T4">ing</text:span><text:span text:style-name="T9"> far and wide, to the discredit/ of God's service, and to the alienation of the rising generation,/</text:span></text:p>
      <text:p text:style-name="P5"><text:span text:style-name="T9"/></text:p>
      <text:p text:style-name="P5"><text:span text:style-name="T9">[Page 6]</text:span></text:p>
      <text:p text:style-name="P5"><text:span text:style-name="T9">who, unimpressed and untaught, will leave us/ to become wedded to indifferentism, or to make com-/-mon cause with the adherents of the popular belief./ <text:s/>In my report, I urged that the Synagogue should/ stimulate a noble rivalry among all associations/ tending to our people's progress, alike religious/ and mental. <text:s/>I indirectly arraigned our congregations/ for a lack of that spirit of solidarity that recog-/-nizes our intercommunal interests. <text:s/>[Hebrew]/ [Hebrew] <text:s/>"All Israelites are a guarantee for/ each other's social standing." <text:s/>But as it is/ always easy to find fault and theorize, and </text:span><text:span text:style-name="T4">very</text:span><text:span text:style-name="T9"> extremely/ difficult to remedy existing evils, I </text:span><text:span text:style-name="T4">ask</text:span><text:span text:style-name="T9"> crave your counsel/ in a thought that struck me of late, and your concur-/-rence in carrying it out, if it be at all practicable./ <text:s/>I am assured that in Paris, whose Jewish population/ may compare with ours, regarding a prevalent neglect/ of the Sabbath, Zadoc Kahn--Grand Rabbi at/ the Metropolis and deservedly esteemed for his inde-/-fatigable zeal-,found his sabbath afternoon ser-/-vices with chanting and popular sermons, very efficacious./</text:span></text:p>
      <text:p text:style-name="P5"><text:span text:style-name="T9"/></text:p>
      <text:p text:style-name="P5"><text:span text:style-name="T9">[Page 7]</text:span></text:p>
      <text:p text:style-name="P5"><text:span text:style-name="T9">So successful has that eminent divine been/ in his pastoral endeavours, that although his mitre/ assent to a universal wish, would </text:span><text:span text:style-name="T4">ensure</text:span><text:span text:style-name="T9"> secure for him the/ highly honorable and lucrative position of Grand Rabbi/ of all France and her dependecies[sic!], to replace the late/ Lazare Isidor, his anxiety to be constantly useful </text:span><text:span text:style-name="T4">more than [?]-</text:span><text:span text:style-name="T9">/ </text:span><text:span text:style-name="T4">[?]</text:span><text:span text:style-name="T9"> by moving among all classes, holds him/ to his toilsome post. <text:s/>Might we not copy to/ advantage? <text:s/>I mean as far as it relates to the promo-/-tion of Sabbath afternoon services? <text:s/>Might we not/ establish in a central location an absolutely free Sy-/-nagogue, to which our young and old of both sexes,--un-/-happily cut off by circumstances from a Sabbath morning/ convocation, could go on Saturday before the sacred day </text:span><text:span text:style-name="T4">is</text:span><text:span text:style-name="T9"> has/ set, and unite in a short but edifying service in He-/-brew, with an easy address and English hymns that/ should be formulated </text:span><text:span text:style-name="T4">for them</text:span><text:span text:style-name="T9"> by some competent Rabbi?/ <text:s/>I simply throw a hint, but you can render it a/ blissful reality, if the urgent need of our community/ for which I have so frequently pleaded is met. <text:s/>A/ spacious building ought confessedly to rise in the sou-/-thern neighborhood of Philadelphia./</text:span></text:p>
      <text:p text:style-name="P5"><text:span text:style-name="T9"/></text:p>
      <text:p text:style-name="P5"><text:span text:style-name="T9">[Page 8]</text:span></text:p>
      <text:p text:style-name="P5"><text:span text:style-name="T9">With a large basement for industrial training,/ an upper floor for Sunday School purposes,/ a second floor for a synagogue, and side rooms/ for a Kindergarten, for Hebrew and household and/ sewing and evening schools, we may practically/ further the cause of Judaism, serving Israel's God,/ by redeeming our fellow-believers humbly situated,/ from the sin of irreligion and from ignorance./</text:span></text:p>
      <text:p text:style-name="P5"><text:span text:style-name="T9">Brethren. <text:s/>I command my thought to your consider-/-ation and generosity. <text:s/>Models on which you may measure your beneficence, are every day set by our christian neighbors. <text:s/>seek[sic!] to imitate. <text:s/>As I </text:span><text:soft-page-break/><text:span text:style-name="T9">have reached the limit/ which I generally assign to my weekly lectures, I/ will reserve to next week my remarks on the se-/-cond proposition of importance advanced at the last/ </text:span><text:span text:style-name="T4">Jewish Minister's</text:span><text:span text:style-name="T9"> conference of Jewish Ministers held in our ci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4T11:38:12.26</meta:creation-date>
    <meta:document-statistic meta:table-count="0" meta:image-count="0" meta:object-count="0" meta:page-count="5" meta:paragraph-count="82" meta:word-count="1730" meta:character-count="11061"/>
    <dc:date>2012-08-14T13:08:31.53</dc:date>
    <dc:creator>Penn Libraries</dc:creator>
    <meta:editing-duration>PT00H24M17S</meta:editing-duration>
    <meta:editing-cycles>1</meta:editing-cycles>
    <meta:generator>OpenOffice.org/3.2$Win32 OpenOffice.org_project/320m12$Build-9483</meta:generator>
  </office:meta>
</office:document-meta>
</file>